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defaultCol0" style:family="table-column">
      <style:table-column-properties fo:break-before="auto" style:column-width="56.69pt"/>
    </style:style>
    <style:style style:name="defaultCol1" style:family="table-column">
      <style:table-column-properties fo:break-before="auto" style:column-width="56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vidence prijmu a vydaju</text:p>
          </table:table-cell>
        </table:table-row>
        <table:table-row table:style-name="ro1">
          <table:table-cell office:value-type="string" calcext:value-type="string">
            <text:p>PB138 / Moderni znackovaci jazyky a jejich aplikace</text:p>
          </table:table-cell>
        </table:table-row>
        <table:table-row table:style-name="ro1">
          <table:table-cell office:value-type="string" calcext:value-type="string">
            <text:p>Lukas Suchanek, Michal Iricek, Peter Grajko, Filip Valchar</text:p>
          </table:table-cell>
        </table:table-row>
        <table:table-row table:style-name="ro1">
          <table:table-cell office:value-type="string" calcext:value-type="string">
            <text:p>end</text:p>
          </table:table-cell>
        </table:table-row>
      </table:table>
      <table:table table:name="2018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6666.0">
            <text:p>6,666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7660.0">
            <text:p>7,66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-994.0">
            <text:p>-994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6666">
            <text:p>6,666</text:p>
          </table:table-cell>
          <table:table-cell office:value-type="string" office:string-value="2017-05-04">
            <text:p>2017-05-04</text:p>
          </table:table-cell>
          <table:table-cell office:value-type="string" office:string-value="som predal ladvinu">
            <text:p>som predal ladvinu</text:p>
          </table:table-cell>
          <table:table-cell table:number-columns-repeated="6"/>
        </table:table-row>
        <table:table-row>
          <table:table-cell office:value-type="float" office:value="2">
            <text:p>2</text:p>
          </table:table-cell>
          <table:table-cell office:value-type="float" office:value="-6660">
            <text:p>-6,660</text:p>
          </table:table-cell>
          <table:table-cell office:value-type="string" office:string-value="2017-05-07">
            <text:p>2017-05-07</text:p>
          </table:table-cell>
          <table:table-cell office:value-type="string" office:string-value="Sicko som prepil">
            <text:p>Sicko som prepil</text:p>
          </table:table-cell>
          <table:table-cell table:number-columns-repeated="6"/>
        </table:table-row>
        <table:table-row>
          <table:table-cell office:value-type="float" office:value="3">
            <text:p>3</text:p>
          </table:table-cell>
          <table:table-cell office:value-type="float" office:value="-1000">
            <text:p>-1,000</text:p>
          </table:table-cell>
          <table:table-cell office:value-type="string" office:string-value="2017-05-10">
            <text:p>2017-05-10</text:p>
          </table:table-cell>
          <table:table-cell office:value-type="string" office:string-value="Zlyhala mi ladvina">
            <text:p>Zlyhala mi ladvina</text:p>
          </table:table-cell>
          <table:table-cell table:number-columns-repeated="6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</table:table>
      <table:table table:name="2017">
        <table:table-column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8888.0">
            <text:p>8,888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8888.0">
            <text:p>8,888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8888">
            <text:p>8,888</text:p>
          </table:table-cell>
          <table:table-cell office:value-type="string" office:string-value="2017-01-01">
            <text:p>2017-01-01</text:p>
          </table:table-cell>
          <table:table-cell office:value-type="string" office:string-value="wfefw">
            <text:p>wfefw</text:p>
          </table:table-cell>
          <table:table-cell table:number-columns-repeated="6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20:27:53.227184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20:22:39.606558858</dc:date>
    <meta:editing-duration>PT2M2S</meta:editing-duration>
    <meta:editing-cycles>1</meta:editing-cycles>
    <meta:generator>LibreOffice/5.3.1.2$Linux_X86_64 LibreOffice_project/30m0$Build-2</meta:generator>
    <meta:document-statistic meta:table-count="3" meta:cell-count="42" meta:object-count="0"/>
  </office:meta>
</office:document-meta>
</file>